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P48" style:family="paragraph" style:parent-style-name="Standard">
      <style:paragraph-properties fo:text-align="start" style:justify-single-word="false"/>
      <style:text-properties officeooo:rsid="004c5908" officeooo:paragraph-rsid="004c5908"/>
    </style:style>
    <style:style style:name="P49" style:family="paragraph" style:parent-style-name="Standard">
      <style:paragraph-properties fo:text-align="start" style:justify-single-word="false"/>
      <style:text-properties officeooo:rsid="004cf4b1" officeooo:paragraph-rsid="004cf4b1"/>
    </style:style>
    <style:style style:name="P50" style:family="paragraph" style:parent-style-name="Standard">
      <style:paragraph-properties fo:text-align="start" style:justify-single-word="false"/>
      <style:text-properties officeooo:rsid="00503e2a" officeooo:paragraph-rsid="00503e2a"/>
    </style:style>
    <style:style style:name="P51" style:family="paragraph" style:parent-style-name="Standard">
      <style:paragraph-properties fo:text-align="start" style:justify-single-word="false"/>
      <style:text-properties officeooo:rsid="0050c812" officeooo:paragraph-rsid="0050c812"/>
    </style:style>
    <style:style style:name="P52" style:family="paragraph" style:parent-style-name="Standard">
      <style:paragraph-properties fo:text-align="start" style:justify-single-word="false"/>
      <style:text-properties officeooo:rsid="00514e55" officeooo:paragraph-rsid="00514e55"/>
    </style:style>
    <style:style style:name="P53" style:family="paragraph" style:parent-style-name="Standard">
      <style:paragraph-properties fo:text-align="start" style:justify-single-word="false"/>
      <style:text-properties officeooo:rsid="0051be87" officeooo:paragraph-rsid="0051be87"/>
    </style:style>
    <style:style style:name="P54" style:family="paragraph" style:parent-style-name="Standard">
      <style:paragraph-properties fo:text-align="start" style:justify-single-word="false"/>
      <style:text-properties officeooo:rsid="00537e01" officeooo:paragraph-rsid="00537e01"/>
    </style:style>
    <style:style style:name="P55" style:family="paragraph" style:parent-style-name="Standard">
      <style:paragraph-properties fo:text-align="start" style:justify-single-word="false"/>
      <style:text-properties officeooo:rsid="0054b304" officeooo:paragraph-rsid="0054b304"/>
    </style:style>
    <style:style style:name="P56" style:family="paragraph" style:parent-style-name="Standard">
      <style:paragraph-properties fo:text-align="start" style:justify-single-word="false"/>
      <style:text-properties officeooo:rsid="00562b86" officeooo:paragraph-rsid="00562b86"/>
    </style:style>
    <style:style style:name="P57" style:family="paragraph" style:parent-style-name="Standard">
      <style:paragraph-properties fo:text-align="start" style:justify-single-word="false"/>
      <style:text-properties officeooo:rsid="00562b86" officeooo:paragraph-rsid="00562b86"/>
    </style:style>
    <style:style style:name="P58" style:family="paragraph" style:parent-style-name="Standard">
      <style:paragraph-properties fo:text-align="start" style:justify-single-word="false"/>
      <style:text-properties officeooo:rsid="0058c18e" officeooo:paragraph-rsid="0058c18e"/>
    </style:style>
    <style:style style:name="P59" style:family="paragraph" style:parent-style-name="Standard">
      <style:paragraph-properties fo:text-align="start" style:justify-single-word="false"/>
      <style:text-properties officeooo:rsid="005a0ba9" officeooo:paragraph-rsid="005a0ba9"/>
    </style:style>
    <style:style style:name="P60" style:family="paragraph" style:parent-style-name="Standard">
      <style:paragraph-properties fo:text-align="start" style:justify-single-word="false"/>
      <style:text-properties officeooo:rsid="005b692b" officeooo:paragraph-rsid="005b692b"/>
    </style:style>
    <style:style style:name="P61" style:family="paragraph" style:parent-style-name="Standard">
      <style:paragraph-properties fo:text-align="start" style:justify-single-word="false"/>
      <style:text-properties officeooo:rsid="005b9fc1" officeooo:paragraph-rsid="005b9fc1"/>
    </style:style>
    <style:style style:name="P62" style:family="paragraph" style:parent-style-name="Standard">
      <style:paragraph-properties fo:text-align="start" style:justify-single-word="false"/>
      <style:text-properties officeooo:rsid="005f523d" officeooo:paragraph-rsid="005f523d"/>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text:p text:style-name="P48">Creo el componente profile-settings para poder hacer un formulario en el que el usuario pueda cambiar sus datos.</text:p>
      <text:p text:style-name="P48"/>
      <text:p text:style-name="P49">Hemos creado ruta de user profile picture en el server.</text:p>
      <text:p text:style-name="P49"/>
      <text:p text:style-name="P50">TO-DO: Click en imagenes, traiga los comentarios.</text:p>
      <text:p text:style-name="P50"/>
      <text:p text:style-name="P51">EN modificar usuario queremos que cambie imagen. Lo vamos a poner como un form aparte.</text:p>
      <text:p text:style-name="P51"/>
      <text:p text:style-name="P52">Vamos a cargar imagen por defecto, para ello sin en user.profilepicture no viene nada hacemos referencia a la public de angular y si viene algo lo cargamos con el fetchImage.</text:p>
      <text:p text:style-name="P52">Podemos crear variable y que esta haga refencia el src.</text:p>
      <text:p text:style-name="P52"/>
      <text:p text:style-name="P53">Abro otra ruta para cargar los profile picture porque aunque no sea tu amigo, debes ser capaz de ver su profile picture.</text:p>
      <text:p text:style-name="P53"/>
      <text:p text:style-name="P54">Hemos tenido que cambiar cosas del multer y del middleware que sube las fotos para poder cambiar lo de las profile picture en nuestro usuario, ahora toca hacerlo cuando buscamos por nickname y mostramos perfil.</text:p>
      <text:p text:style-name="P54"/>
      <text:p text:style-name="P55">Por ahora, para mostrar user_profiles pictures hemos quitado el JWT.</text:p>
      <text:p text:style-name="P56">Añadir excepcion que controle que estas viendo las profile picture seguro.</text:p>
      <text:p text:style-name="P56"/>
      <text:p text:style-name="P58">Tenemos que hacer los comentarios de las fotos.</text:p>
      <text:p text:style-name="P58">Para ello primero debemos crear las rutas, una para crear el comentario y otra para borrarlo.</text:p>
      <text:p text:style-name="P58">Lo vamos a crear dentro de la ruta images.</text:p>
      <text:p text:style-name="P58">Ahora tenemos que hacer que al cargar la imagen, se nos devuelva la imagen y comentario, asi que abrimos una nueva ruta.</text:p>
      <text:p text:style-name="P58"/>
      <text:p text:style-name="P59">2º Probar nueva ruta que es api/images/show/:id</text:p>
      <text:p text:style-name="P59"/>
      <text:p text:style-name="P60">Ya hemos conseguido mostrar imagen, comentarios y usuarios.</text:p>
      <text:p text:style-name="P60"/>
      <text:p text:style-name="P60">Nos queda crear comentario, para ello tenemos que enviarlo desde el form desde post comment. </text:p>
      <text:p text:style-name="P60">Creamos ruta en express en images, algo como images/comment o algo asi.</text:p>
      <text:p text:style-name="P60">Nuevo metodo en el servicio de angular que haga post.</text:p>
      <text:p text:style-name="P60">Finalmente, actualizar el componente de angular <text:span text:style-name="T7">.</text:span></text:p>
      <text:p text:style-name="P60"/>
      <text:p text:style-name="P61">Steps en el newComment controller:</text:p>
      <text:p text:style-name="P61">Datos: id usuario (por token), body, id foto (por form).</text:p>
      <text:p text:style-name="P61"/>
      <text:p text:style-name="P62"><text:soft-page-break/>CREAR MIDDLEWARE PARA COMPROBAR FOTO EXISTE A LA HORA DE HACER COMENTARI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8T20:05:35.351981867</dc:date>
    <meta:editing-duration>PT22H26M27S</meta:editing-duration>
    <meta:editing-cycles>30</meta:editing-cycles>
    <meta:document-statistic meta:table-count="0" meta:image-count="1" meta:object-count="0" meta:page-count="5" meta:paragraph-count="89" meta:word-count="1400" meta:character-count="8451" meta:non-whitespace-character-count="7137"/>
  </office:meta>
</office:document-meta>
</file>